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5.085cm" svg:y="0.843cm">
            <draw:object draw:notify-on-update-of-ranges="Tabelle1.A2:Tabelle1.A11 Tabelle1.A2:Tabelle1.A11 Tabelle1.B1:Tabelle1.B1 Tabelle1.B2:Tabe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Temperature [°C]</text:p>
          </table:table-cell>
        </table:table-row>
        <table:table-row table:style-name="ro1">
          <table:table-cell office:value-type="date" office:date-value="2023-11-01" calcext:value-type="date">
            <text:p>01.1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3-11-02" calcext:value-type="date">
            <text:p>02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03" calcext:value-type="date">
            <text:p>03.11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3-11-04" calcext:value-type="date">
            <text:p>04.11.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3-11-05" calcext:value-type="date">
            <text:p>05.11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3-11-06" calcext:value-type="date">
            <text:p>06.11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3-11-07" calcext:value-type="date">
            <text:p>07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08" calcext:value-type="date">
            <text:p>08.11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3-11-09" calcext:value-type="date">
            <text:p>09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10" calcext:value-type="date">
            <text:p>10.11.2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Tabelle2" table:style-name="ta1">
        <table:shapes>
          <draw:frame draw:z-index="0" draw:style-name="gr1" draw:text-style-name="P1" svg:width="15.999cm" svg:height="8.999cm" svg:x="5.442cm" svg:y="0.818cm">
            <draw:object draw:notify-on-update-of-ranges="Tabelle2.A2:Tabelle2.A11 Tabelle2.A2:Tabelle2.A11 Tabelle2.B1:Tabelle2.B1 Tabelle2.B2:Tabelle2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Temperature [°C]</text:p>
          </table:table-cell>
        </table:table-row>
        <table:table-row table:style-name="ro1">
          <table:table-cell office:value-type="date" office:date-value="2023-11-01" calcext:value-type="date">
            <text:p>01.1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3-11-02" calcext:value-type="date">
            <text:p>02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03" calcext:value-type="date">
            <text:p>03.11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3-11-04" calcext:value-type="date">
            <text:p>04.11.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3-11-05" calcext:value-type="date">
            <text:p>05.11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3-11-06" calcext:value-type="date">
            <text:p>06.11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3-11-07" calcext:value-type="date">
            <text:p>07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08" calcext:value-type="date">
            <text:p>08.11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3-11-09" calcext:value-type="date">
            <text:p>09.1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3-11-10" calcext:value-type="date">
            <text:p>10.11.2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" style:font-family-asian="Arial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1" style:family="table-cell" style:parent-style-name="Default"/>
    <style:style style:name="Standard2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2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5:08:51.2764993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Standard2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Großkopf</meta:initial-creator>
    <meta:creation-date>2023-11-15T14:57:16.220714284</meta:creation-date>
    <dc:date>2023-11-15T15:13:04.610630061</dc:date>
    <dc:creator>Robert Großkopf</dc:creator>
    <meta:editing-duration>PT11M35S</meta:editing-duration>
    <meta:editing-cycles>9</meta:editing-cycles>
    <meta:generator>LibreOffice/7.6.3.1$Linux_X86_64 LibreOffice_project/c4af5b1259bceea6e979e6fe2435dbee7a5a87c2</meta:generator>
    <meta:document-statistic meta:table-count="3" meta:cell-count="4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037cm" svg:y="4.201cm" style:legend-expansion="high" chart:style-name="ch2"/>
        <chart:plot-area chart:style-name="ch3" table:cell-range-address="Tabelle1.A1:Tabelle1.B11" chart:data-source-has-labels="both" svg:x="0.32cm" svg:y="0.18cm" svg:width="11.397cm" svg:height="8.64cm">
          <chart:coordinate-region svg:x="0.982cm" svg:y="0.38cm" svg:width="10.072cm" svg:height="7.793cm"/>
          <chart:axis chart:dimension="x" chart:name="primary-x" chart:style-name="ch4" chartooo:axis-type="auto">
            <chart:categories table:cell-range-address="Tabelle1.A2:Tabelle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1" chart:label-cell-address="Tabelle1.B1:Tabelle1.B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 [°C]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45231">
                <text:p>45231</text:p>
                <draw:g>
                  <svg:desc>Tabelle1.A2:Tabelle1.A11</svg:desc>
                </draw:g>
              </table:table-cell>
              <table:table-cell office:value-type="float" office:value="45231">
                <text:p>45231</text:p>
                <draw:g>
                  <svg:desc>Tabelle1.A2:Tabelle1.A11</svg:desc>
                </draw:g>
              </table:table-cell>
              <table:table-cell office:value-type="float" office:value="9">
                <text:p>9</text:p>
                <draw:g>
                  <svg:desc>Tabelle1.B2:Tabelle1.B11</svg:desc>
                </draw:g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5232">
                <text:p>45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5233">
                <text:p>452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45234">
                <text:p>45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45235">
                <text:p>45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5236">
                <text:p>45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5237">
                <text:p>45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5238">
                <text:p>45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5239">
                <text:p>45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5240">
                <text:p>4524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c4af5b1259bceea6e979e6fe2435dbee7a5a87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037cm" svg:y="4.201cm" style:legend-expansion="high" chart:style-name="ch2"/>
        <chart:plot-area chart:style-name="ch3" table:cell-range-address="Tabelle2.A1:Tabelle2.B11" chart:data-source-has-labels="both" svg:x="0.32cm" svg:y="0.18cm" svg:width="11.397cm" svg:height="8.64cm">
          <chart:coordinate-region svg:x="0.982cm" svg:y="0.38cm" svg:width="10.072cm" svg:height="7.793cm"/>
          <chart:axis chart:dimension="x" chart:name="primary-x" chart:style-name="ch4" chartooo:axis-type="auto">
            <chart:categories table:cell-range-address="Tabelle2.A2:Tabelle2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2.B2:Tabelle2.B11" chart:label-cell-address="Tabelle2.B1:Tabelle2.B1" chart:class="chart:scatter">
            <chart:domain table:cell-range-address="Tabelle2.A2:Tabelle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 [°C]</text:p>
                <draw:g>
                  <svg:desc>Tabelle2.B1:Tabelle2.B1</svg:desc>
                </draw:g>
              </table:table-cell>
            </table:table-row>
          </table:table-header-rows>
          <table:table-rows>
            <table:table-row>
              <table:table-cell office:value-type="float" office:value="45231">
                <text:p>45231</text:p>
                <draw:g>
                  <svg:desc>Tabelle2.A2:Tabelle2.A11</svg:desc>
                </draw:g>
              </table:table-cell>
              <table:table-cell office:value-type="float" office:value="45231">
                <text:p>45231</text:p>
                <draw:g>
                  <svg:desc>Tabelle2.A2:Tabelle2.A11</svg:desc>
                </draw:g>
              </table:table-cell>
              <table:table-cell office:value-type="float" office:value="9">
                <text:p>9</text:p>
                <draw:g>
                  <svg:desc>Tabelle2.B2:Tabelle2.B11</svg:desc>
                </draw:g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5232">
                <text:p>45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5233">
                <text:p>452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45234">
                <text:p>45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45235">
                <text:p>45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5236">
                <text:p>45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5237">
                <text:p>45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5238">
                <text:p>45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5239">
                <text:p>45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5240">
                <text:p>4524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c4af5b1259bceea6e979e6fe2435dbee7a5a87c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